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F40000033C7EA70AEA.png" manifest:media-type=""/>
  <manifest:file-entry manifest:full-path="Pictures/10000000000003EF000003F1B3E17D2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93cm" svg:height="16.726cm" svg:x="-0.576cm" svg:y="-0.211cm">
          <draw:image xlink:href="Pictures/10000000000003EF000003F1B3E17D23.png" xlink:type="simple" xlink:show="embed" xlink:actuate="onLoad">
            <text:p/>
          </draw:image>
        </draw:frame>
        <draw:frame draw:style-name="gr1" draw:text-style-name="P1" draw:layer="layout" svg:width="14.411cm" svg:height="15.783cm" svg:x="18.967cm" svg:y="0.088cm">
          <draw:image xlink:href="Pictures/10000000000002F40000033C7EA70AEA.png" xlink:type="simple" xlink:show="embed" xlink:actuate="onLoad">
            <text:p/>
          </draw:image>
        </draw:frame>
        <draw:polygon draw:style-name="gr2" draw:text-style-name="P1" draw:layer="layout" svg:width="0.716cm" svg:height="0.764cm" svg:x="21.378cm" svg:y="3.921cm" svg:viewBox="0 0 717 765" draw:points="461,4 147,0 0,271 27,624 131,765 666,613 717,517 690,175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3.02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4T14:00:19.520069672</meta:creation-date>
    <dc:date>2014-02-24T15:31:00.544330070</dc:date>
    <meta:editing-duration>PT1H22M9S</meta:editing-duration>
    <meta:editing-cycles>5</meta:editing-cycles>
    <meta:generator>LibreOffice/4.1.1.2$Linux_X86_64 LibreOffice_project/7e4286b58adc75a14f6d83f53a03b6c11fa2903</meta:generator>
    <meta:document-statistic meta:object-count="3"/>
  </office:meta>
</office:document-meta>
</file>